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uman beings and most other eukaryotic organisms contain mitochondria - are chloroplasts anywhere to be found in human being or other higher animals?<text:line-break/>Chloroplasts are specific to plants, algae, and some protists, and they are not found in human beings or other higher animals. Chloroplasts are the organelles responsible for photosynthesis, enabling these organisms to convert sunlight into chemical energy.<text:line-break/><text:line-break/>In eukaryotic cells like those of humans and other animals, mitochondria serve as the primary energy-producing organelles, generating ATP through cellular respiration. While mitochondria and chloroplasts share a common evolutionary origin and both arose from endosymbiotic events, they have distinct roles and are found in different types of organisms.<text:line-break/><text:line-break/>Thus, chloroplasts are absent in higher animals, highlighting the specialization of different organelles to fulfill the unique energy requirements of various life forms.<text:line-break/><text:line-break/>but let's imagine a human being that had somehow retained a form where chloroplasts had remained in its evolution - that being - a human with photosynthetic abilities - that would be something, right!?<text:line-break/>Absolutely, that would be a fascinating and extraordinary scenario! A human with photosynthetic abilities, thanks to retained chloroplasts, would represent a significant evolutionary leap. Such an organism could harness sunlight to produce its own energy, reducing the need for conventional food intake. This hypothetical being would have unique adaptations, including specialized tissues or organs to house chloroplasts, similar to how leaves contain chloroplast-rich cells.<text:line-break/><text:line-break/>Photosynthetic Humans:<text:line-break/><text:line-break/>Energy Production: With chloroplasts in their cells, photosynthetic humans would convert sunlight into glucose and oxygen, potentially leading to a reduced caloric requirement.<text:line-break/><text:line-break/>Skin Adaptations: Their skin might develop to maximize light absorption, akin to plant leaves. This could result in a greenish hue due to chlorophyll.<text:line-break/><text:line-break/>Nutrient Requirements: While they could produce glucose, photosynthetic humans would still need other nutrients (proteins, fats, vitamins, and minerals) from their diet.<text:line-break/><text:line-break/><text:soft-page-break/>Evolutionary Trade-offs: The integration of chloroplasts might come with challenges, such as balancing energy production and cellular respiration, or protecting chloroplasts from damage in fluctuating light conditions.<text:line-break/><text:line-break/>This concept highlights the beauty of evolutionary possibilities and underscores the incredible diversity of life. Imagining such unique evolutionary paths helps us appreciate the adaptability and resilience of organisms, even if it’s within the realm of science fiction. 🌿🌞<text:line-break/><text:line-break/>Let your imagination run wild with this idea! If you want to explore more about hypothetical evolutionary scenarios or any other topic, just let me kno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15:19:17.941000000</meta:creation-date>
    <dc:date>2025-02-02T15:20:23.050000000</dc:date>
    <meta:editing-duration>PT1M4S</meta:editing-duration>
    <meta:editing-cycles>2</meta:editing-cycles>
    <meta:generator>LibreOffice/24.8.4.2$Windows_X86_64 LibreOffice_project/bb3cfa12c7b1bf994ecc5649a80400d06cd71002</meta:generator>
    <meta:document-statistic meta:table-count="0" meta:image-count="0" meta:object-count="0" meta:page-count="2" meta:paragraph-count="1" meta:word-count="393" meta:character-count="2787" meta:non-whitespace-character-count="2385"/>
  </office:meta>
</office:document-meta>
</file>